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7105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7105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7105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7105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7105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7105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7105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105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7105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7105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7105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7105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7105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7105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7105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7105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7105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osé Francisco Bravo Rejò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2/4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085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Orlando Rafael Romero Là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539234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0.20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0" meta:non-whitespace-character-count="1002"/>
    <meta:template xlink:type="simple" xlink:actuate="onRequest" xlink:title="Normal" xlink:href=""/>
  </office:meta>
</office:document-meta>
</file>